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docker</text:span></text:span><text:span text:style-name="Source_20_Text"><text:span text:style-name="T2">-</text:span></text:span><text:span text:style-name="Source_20_Text"><text:span text:style-name="T1">compose up </text:span></text:span><text:span text:style-name="Source_20_Text"><text:span text:style-name="T2">-</text:span></text:span><text:span text:style-name="Source_20_Text"><text:span text:style-name="T1">d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07:29:30.539178878</meta:creation-date>
    <dc:date>2021-08-14T07:30:12.654267223</dc:date>
    <meta:editing-duration>PT43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6.4.7.2$Linux_X86_64 LibreOffice_project/40$Build-2</meta:generator>
  </office:meta>
</office:document-meta>
</file>